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6b00e"/>
    </style:style>
    <style:style style:name="P2" style:family="paragraph" style:parent-style-name="Text_20_body" style:list-style-name="L2">
      <style:text-properties fo:font-weight="bold" officeooo:rsid="0006b00e" officeooo:paragraph-rsid="0006b00e" style:font-weight-asian="bold" style:font-weight-complex="bold"/>
    </style:style>
    <style:style style:name="P3" style:family="paragraph" style:parent-style-name="Text_20_body" style:list-style-name="L2">
      <style:text-properties fo:font-weight="bold" officeooo:rsid="0006b594" officeooo:paragraph-rsid="0006b594" style:font-weight-asian="bold" style:font-weight-complex="bold"/>
    </style:style>
    <style:style style:name="P4" style:family="paragraph" style:parent-style-name="Text_20_body" style:list-style-name="L3">
      <style:text-properties fo:font-weight="bold" officeooo:rsid="0006b594" officeooo:paragraph-rsid="0006b594" style:font-weight-asian="bold" style:font-weight-complex="bold"/>
    </style:style>
    <style:style style:name="P5" style:family="paragraph" style:parent-style-name="Text_20_body">
      <style:text-properties fo:font-weight="bold" officeooo:rsid="0006b594" officeooo:paragraph-rsid="0006b594" style:font-weight-asian="bold" style:font-weight-complex="bold"/>
    </style:style>
    <style:style style:name="P6" style:family="paragraph" style:parent-style-name="Text_20_body">
      <style:paragraph-properties fo:text-align="center" style:justify-single-word="false"/>
      <style:text-properties fo:font-weight="bold" officeooo:rsid="00088251" officeooo:paragraph-rsid="00088251" style:font-weight-asian="bold" style:font-weight-complex="bold"/>
    </style:style>
    <style:style style:name="P7" style:family="paragraph" style:parent-style-name="Text_20_body" style:list-style-name="L2">
      <style:paragraph-properties fo:text-align="center" style:justify-single-word="false"/>
      <style:text-properties fo:color="#000000" style:font-name="Liberation Serif" fo:font-style="italic" fo:background-color="transparent" style:font-style-asian="italic" style:font-style-complex="italic"/>
    </style:style>
    <style:style style:name="P8" style:family="paragraph" style:parent-style-name="Text_20_body" style:list-style-name="L2">
      <style:paragraph-properties fo:text-align="start" style:justify-single-word="false"/>
      <style:text-properties fo:color="#000000" style:font-name="Liberation Serif" fo:font-style="normal" officeooo:rsid="0006b594" officeooo:paragraph-rsid="0006b594" fo:background-color="transparent" style:font-style-asian="normal" style:font-style-complex="normal"/>
    </style:style>
    <style:style style:name="P9" style:family="paragraph" style:parent-style-name="Text_20_body">
      <style:text-properties officeooo:paragraph-rsid="0006b594"/>
    </style:style>
    <style:style style:name="P10" style:family="paragraph" style:parent-style-name="Subtitle">
      <style:text-properties officeooo:rsid="0006b00e" officeooo:paragraph-rsid="0006b00e"/>
    </style:style>
    <style:style style:name="P11" style:family="paragraph" style:parent-style-name="Title">
      <style:text-properties officeooo:rsid="0006b00e" officeooo:paragraph-rsid="0006b00e"/>
    </style:style>
    <style:style style:name="P12" style:family="paragraph" style:parent-style-name="Heading_20_1">
      <style:text-properties officeooo:rsid="0006b00e" officeooo:paragraph-rsid="0006b00e"/>
    </style:style>
    <style:style style:name="P13" style:family="paragraph" style:parent-style-name="Heading_20_1">
      <style:paragraph-properties fo:break-before="page"/>
      <style:text-properties officeooo:rsid="0006b594" officeooo:paragraph-rsid="0006b594"/>
    </style:style>
    <style:style style:name="T1" style:family="text">
      <style:text-properties officeooo:rsid="0006b00e"/>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6b594" style:font-style-asian="normal" style:font-weight-asian="normal" style:font-style-complex="normal" style:font-weight-complex="normal"/>
    </style:style>
    <style:style style:name="T7" style:family="text">
      <style:text-properties fo:font-style="normal" fo:font-weight="normal" officeooo:rsid="00088251" style:font-style-asian="normal" style:font-weight-asian="normal" style:font-style-complex="normal" style:font-weight-complex="normal"/>
    </style:style>
    <style:style style:name="T8" style:family="text">
      <style:text-properties officeooo:rsid="0006b594"/>
    </style:style>
    <style:style style:name="T9" style:family="text">
      <style:text-properties fo:font-size="10pt" fo:font-weight="normal" style:font-size-asian="10pt" style:font-weight-asian="normal" style:font-weight-complex="normal"/>
    </style:style>
    <style:style style:name="T10" style:family="text">
      <style:text-properties fo:font-size="10pt" style:font-size-asian="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INFORCEMENT LEARNING</text:p>
      <text:p text:style-name="P10">LABORATORY ASSIGNMENT 5</text:p>
      <text:h text:style-name="P12" text:outline-level="1"><text:span text:style-name="T8">Part I</text:span>: Tutorial</text:h>
      <text:p text:style-name="P1"><text:tab/><text:span text:style-name="T1">From this approach, we get two important things: How to control the simulation environment and the angle values range, approximately (-3, 3) being 0 the point where the spaceship heads north.</text:span></text:p>
      <text:h text:style-name="P12" text:outline-level="1"><text:span text:style-name="T8">Part II</text:span>: Q-Learning Angle Controller</text:h>
      <text:p text:style-name="P1"><text:tab/><text:span text:style-name="T1">In this part we need to implement a few functions and a small part inside the main loop function.</text:span></text:p>
      <text:list xml:id="list4741494311564851831" text:style-name="L2">
        <text:list-item>
          <text:p text:style-name="P2">performAction(): <text:span text:style-name="T2">we used 8 possible actions, this covers all the possible engines combinations (including when the three are off at the same time).</text:span></text:p>
        </text:list-item>
        <text:list-item>
          <text:p text:style-name="P2">getStateAngle(): <text:span text:style-name="T2">for this part we only need to take in account one of the variables, the angle one to determine which sector is facing the spaceship </text:span><text:span text:style-name="T3">(south-west, north-west, north-east and south-east)</text:span><text:span text:style-name="T5">. We also include a part for the velocities but is not really useful here. In fact the whole function is </text:span><text:span text:style-name="T6">rough, but as the purpose of this part in not very demanding it’s good enough.</text:span></text:p>
        </text:list-item>
        <text:list-item>
          <text:p text:style-name="P3"><text:span text:style-name="T4">getRewardAngle():</text:span><text:span text:style-name="T5"> In our implementation the function rewards primary the angle, the closer the angle is to 0 the better the better (as we are splitting a number by the abs value of the angle) and we penalize a little the velocity, but once again the velocity is not really what concerns us.</text:span></text:p>
        </text:list-item>
        <text:list-item>
          <text:p text:style-name="P3"><text:span text:style-name="T4">tick(): </text:span><text:span text:style-name="T5">here we just need to complete a small part of the code, the update equation. Taking the book we can see that the equation corresponding to our algorithm is</text:span></text:p>
          <text:p text:style-name="P7"><text:span text:style-name="T9">Q(s, a) </text:span><text:span text:style-name="T10">← Q(s, a) + α(R(s) + γ maxQ(s', a') − Q(s, a))</text:span></text:p>
          <text:p text:style-name="P8"><text:span text:style-name="T10">which can be easily implemented using the provided constants and functions.</text:span></text:p>
          <text:p text:style-name="P8"><text:span text:style-name="T10"/></text:p>
        </text:list-item>
      </text:list>
      <text:h text:style-name="P13" text:outline-level="1">Part III: The Full Q-Learning Hover Controller</text:h>
      <text:p text:style-name="P9"><text:tab/><text:span text:style-name="T8">In this part we have to take in account the velocity variables that we didn’t gave importance in the part II. The only functions that we have to change are the get state and get reward ones:</text:span></text:p>
      <text:list xml:id="list3078205229772945364" text:style-name="L3">
        <text:list-item>
          <text:p text:style-name="P4">getStateHover(): <text:span text:style-name="T2">We have changed the sectors from part two, now we have </text:span><text:span text:style-name="T3">(west, north, east and south)</text:span><text:span text:style-name="T5"> which makes way more sense for our purpose. And now we have to take in account the velocity values. For us the values are: decreasing if the velocity is &lt; -0.5, increasing if is &gt; 0.5 and stable if is in between. We have to check both velocities (vx and vy).</text:span></text:p>
        </text:list-item>
        <text:list-item>
          <text:p text:style-name="P4"><text:span text:style-name="T4">getRewardHover(): </text:span><text:span text:style-name="T5">Now instead of a mathematical algorithm, we base the reward in the state, rewarding more the “good” ones and again penalizing the high </text:span><text:span text:style-name="T7">velocities. For us the best sector is the north one, so our spaceship will primary look for facing north, and after that will try to slow his velocities, because the slower they are the more points the reward gives.</text:span></text:p>
        </text:list-item>
      </text:list>
      <text:p text:style-name="P5"><text:span text:style-name="T7"><text:tab/>It’s not the most elegant code and it’s not perfect, but the spaceship actually hovers and tries to stabilize itself when you move it so it’s definitely a solution.</text:span></text:p>
      <text:p text:style-name="P5"><text:span text:style-name="T7"><text:tab/>A good value to take in account is the size of our state space, which is:</text:span></text:p>
      <text:p text:style-name="P6"><text:span text:style-name="T7">4 </text:span><text:span text:style-name="T5">(sectors) * 3 (values for vx) * (3 values for vy) * 8 (possible actions) = 28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19:43:13.939331925</meta:creation-date>
    <dc:date>2016-10-11T20:14:08.677895577</dc:date>
    <meta:editing-duration>PT6M14S</meta:editing-duration>
    <meta:editing-cycles>1</meta:editing-cycles>
    <meta:document-statistic meta:table-count="0" meta:image-count="0" meta:object-count="0" meta:page-count="2" meta:paragraph-count="20" meta:word-count="506" meta:character-count="2792" meta:non-whitespace-character-count="2309"/>
    <meta:generator>LibreOffice/5.1.4.2$Linux_X86_64 LibreOffice_project/10m0$Build-2</meta:generator>
  </office:meta>
</office:document-meta>
</file>